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Value" style:data-style-name="N0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276-1180-1-ND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MCF0805JT10K0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90-18663-1-N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732-5020-ND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MCF0805FT2K20CT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76-6464-1-N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4191-EV1E471MP51012UCT-N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41-10540-1-N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41-10548-1-N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19-SG73P2ATTD7500F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7806CP-E2CT-ND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57-BHR-10-VUA-N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57-PH1-01-UA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57-PH1-02-UA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57-PH1-03-UA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57-PH1-08-UA-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57-PH2-04-UA-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530-US1D-A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96-DRV8908QPWPRQ1CT-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65-ESP32-S3-DEVKITC-1-N8R2-ND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449-J104D2C12VDC.15S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60-2255-1-N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MAJ14CALFCT-N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449-AST13SNCQ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530-US1D-ACT-ND</text:p>
          </table:table-cell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S7020-ND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3M157850-100-ND</text:p>
          </table:table-cell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2057-FCS-10-SG-ND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2057-PH2-20-UA-ND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732-61300421821-ND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KS-PCB-RULER-ND</text:p>
          </table:table-cell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1175-1007-18-1-2000-001-1-TD-DS-ND</text:p>
          </table:table-cell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1175-1007-18-1-2000-004-1-TD-DS-ND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Q2F3X018B-ND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1528-1960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17:31:15.191975873</meta:creation-date>
    <dc:date>2024-03-30T18:20:23.224131965</dc:date>
    <meta:editing-duration>PT27M36S</meta:editing-duration>
    <meta:editing-cycles>1</meta:editing-cycles>
    <meta:document-statistic meta:table-count="1" meta:cell-count="70" meta:object-count="0"/>
    <meta:generator>LibreOffice/24.2.1.2$Linux_X86_64 LibreOffice_project/420$Build-2</meta:generator>
  </office:meta>
</office:document-meta>
</file>